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673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0.9827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1.136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73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5" style:family="table-row">
      <style:table-row-properties style:row-height="0.4311in" fo:break-before="auto" style:use-optimal-row-height="false"/>
    </style:style>
    <style:style style:name="ro6" style:family="table-row">
      <style:table-row-properties style:row-height="0.2957in" fo:break-before="auto" style:use-optimal-row-height="false"/>
    </style:style>
    <style:style style:name="ro7" style:family="table-row">
      <style:table-row-properties style:row-height="0.5055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7028in" fo:break-before="auto" style:use-optimal-row-height="false"/>
    </style:style>
    <style:style style:name="ro10" style:family="table-row">
      <style:table-row-properties style:row-height="0.1972in" fo:break-before="auto" style:use-optimal-row-height="true"/>
    </style:style>
    <style:style style:name="ro11" style:family="table-row">
      <style:table-row-properties style:row-height="0.8291in" fo:break-before="auto" style:use-optimal-row-height="false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Times New Romances"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style:font-name="Times New Romance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ces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ce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Times New Romances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s"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/>
      <style:text-properties style:font-name="Times New Romances" fo:font-size="11pt" style:font-size-asian="11pt" style:font-size-complex="11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ces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ce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font-name="Times New Romances" fo:font-size="11pt" style:font-size-asian="11pt" style:font-size-complex="11pt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Times New Romance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Times New Romances" fo:font-size="11pt" style:font-size-asian="11pt" style:font-size-complex="11pt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font-name="Times New Romances" fo:font-size="11pt" style:font-size-asian="11pt" style:font-size-complex="11pt"/>
    </style:style>
    <style:style style:name="ce18" style:family="table-cell" style:parent-style-name="Default">
      <style:table-cell-properties fo:border="0.06pt solid #000000"/>
      <style:text-properties style:font-name="Times New Romance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style:font-name="Times New Romances" fo:font-size="11pt" style:font-size-asian="11pt" style:font-size-complex="11pt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ces" fo:font-size="11pt" style:font-size-asian="11pt" style:font-size-complex="11pt"/>
    </style:style>
    <style:style style:name="T1" style:family="text">
      <style:text-properties style:font-name="Liberation Sans" style:font-name-asian="WenQuanYi Micro Hei" style:font-name-complex="Lohit Hindi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number-columns-repeated="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11" table:default-cell-style-name="ce5"/>
        <table:table-row table:style-name="ro2">
          <table:table-cell table:style-name="ce1" office:value-type="string">
            <text:p>SI. No.</text:p>
            <text:p>Dt.<text:a xlink:href="python://get_date(o.date)" xlink:type="simple">date</text:a></text:p>
          </table:table-cell>
          <table:table-cell table:style-name="ce7" office:value-type="string" table:number-columns-spanned="12" table:number-rows-spanned="2">
            <text:p><text:span text:style-name="T2">FORM A.R.E – 3</text:span></text:p>
            <text:p>[See Rule 20/2 of the Central Excise (No.2 ) Rule, 2001 read with C.B.E &amp; C. Circular Nos.579/16/2001 – CX and 581/18/2001 CX]</text:p>
          </table:table-cell>
          <table:covered-table-cell table:number-columns-repeated="11" table:style-name="ce1"/>
          <table:table-cell table:style-name="ce18" office:value-type="string" table:number-columns-spanned="2" table:number-rows-spanned="2">
            <text:p><text:span text:style-name="T3">ORIGINAL</text:span></text:p>
            <text:p><text:span text:style-name="T3">DUPLICATE</text:span></text:p>
          </table:table-cell>
          <table:covered-table-cell table:style-name="ce1"/>
          <table:table-cell table:number-columns-repeated="1009"/>
        </table:table-row>
        <table:table-row table:style-name="ro3">
          <table:table-cell table:style-name="ce2" office:value-type="string">
            <text:p>Range</text:p>
          </table:table-cell>
          <table:covered-table-cell table:number-columns-repeated="14" table:style-name="ce1"/>
          <table:table-cell table:number-columns-repeated="1009"/>
        </table:table-row>
        <table:table-row table:style-name="ro5">
          <table:table-cell table:style-name="ce3" office:value-type="string">
            <text:p>Division</text:p>
          </table:table-cell>
          <table:table-cell table:style-name="ce11" office:value-type="string" table:number-columns-spanned="12" table:number-rows-spanned="1">
            <text:p>APPLICATION FOR REMOVAL OF EXCISABLE GOODS FROM A FACTORY OR A WAREHOUSE TO ANOTHER WAREHOUSE</text:p>
          </table:table-cell>
          <table:covered-table-cell table:number-columns-repeated="11" table:style-name="ce14"/>
          <table:table-cell table:style-name="ce18" office:value-type="string" table:number-columns-spanned="2" table:number-rows-spanned="1">
            <text:p><text:span text:style-name="T3">TRIPLICATE</text:span></text:p>
            <text:p><text:span text:style-name="T3">QUADRUPLICATE</text:span></text:p>
          </table:table-cell>
          <table:covered-table-cell table:style-name="ce1"/>
          <table:table-cell table:number-columns-repeated="1009"/>
        </table:table-row>
        <table:table-row table:style-name="ro6">
          <table:table-cell table:style-name="ce4" office:value-type="string" table:number-columns-spanned="15" table:number-rows-spanned="2">
            <text:p>I/ We holder (s) of Central Excise Registration No. ___________ have undertaken to remove the undermentioned goods from the facetory / warehouse at _________ to the warehouse </text:p>
            <text:p>At ________ in Range ________ Division _________ of Mr. /Messrs __________ holder of Central Excise Registration No. _______</text:p>
            <text:p/>
          </table:table-cell>
          <table:covered-table-cell table:number-columns-repeated="14" table:style-name="ce1"/>
          <table:table-cell table:number-columns-repeated="1009"/>
        </table:table-row>
        <table:table-row table:style-name="ro7">
          <table:covered-table-cell table:number-columns-repeated="15" table:style-name="ce1"/>
          <table:table-cell table:number-columns-repeated="1009"/>
        </table:table-row>
        <table:table-row table:style-name="ro8">
          <table:table-cell table:number-columns-repeated="499"/>
          <table:table-cell office:value-type="string">
            <text:p><text:s/></text:p>
          </table:table-cell>
          <table:table-cell table:number-columns-repeated="524"/>
        </table:table-row>
        <table:table-row table:style-name="ro9">
          <table:table-cell table:style-name="ce6" office:value-type="string" table:number-columns-spanned="1" table:number-rows-spanned="2">
            <text:p>No. and Date of Entry in Warehouse Register</text:p>
          </table:table-cell>
          <table:table-cell table:style-name="ce6" office:value-type="string" table:number-columns-spanned="1" table:number-rows-spanned="2">
            <text:p>DESCRIPTION OF GOODS</text:p>
          </table:table-cell>
          <table:table-cell table:style-name="ce6" office:value-type="string" table:number-columns-spanned="1" table:number-rows-spanned="2">
            <text:p>No. and Description of Packages</text:p>
          </table:table-cell>
          <table:table-cell table:style-name="ce6" office:value-type="string" table:number-columns-spanned="1" table:number-rows-spanned="2">
            <text:p>Gross weight of Packages</text:p>
          </table:table-cell>
          <table:table-cell table:style-name="ce6" office:value-type="string" table:number-columns-spanned="1" table:number-rows-spanned="2">
            <text:p>Marks and Numbers on Packages</text:p>
          </table:table-cell>
          <table:table-cell table:style-name="ce6" office:value-type="string" table:number-columns-spanned="1" table:number-rows-spanned="2">
            <text:p>Quantity of Goods</text:p>
          </table:table-cell>
          <table:table-cell table:style-name="ce6" office:value-type="string" table:number-columns-spanned="1" table:number-rows-spanned="2">
            <text:p>Date of First Warehousing</text:p>
          </table:table-cell>
          <table:table-cell table:style-name="ce6" office:value-type="string" table:number-columns-spanned="1" table:number-rows-spanned="2">
            <text:p>Value</text:p>
          </table:table-cell>
          <table:table-cell table:style-name="ce6" office:value-type="string" table:number-columns-spanned="4" table:number-rows-spanned="1">
            <text:p>DUTY</text:p>
          </table:table-cell>
          <table:covered-table-cell table:number-columns-repeated="3" table:style-name="ce6"/>
          <table:table-cell table:style-name="ce6" office:value-type="string">
            <text:p>No. &amp; date of Invoice (s) for removal of goods</text:p>
          </table:table-cell>
          <table:table-cell table:style-name="ce6" office:value-type="string">
            <text:p>Manner of Transport</text:p>
          </table:table-cell>
          <table:table-cell table:style-name="ce6" office:value-type="string">
            <text:p>Remarks</text:p>
          </table:table-cell>
          <table:table-cell table:number-columns-repeated="1009"/>
        </table:table-row>
        <table:table-row table:style-name="ro10">
          <table:covered-table-cell table:number-columns-repeated="8" table:style-name="ce6"/>
          <table:table-cell table:style-name="ce6" office:value-type="string" table:number-columns-spanned="2" table:number-rows-spanned="1">
            <text:p>Rate</text:p>
          </table:table-cell>
          <table:covered-table-cell table:style-name="ce6"/>
          <table:table-cell table:style-name="ce6" office:value-type="string" table:number-columns-spanned="2" table:number-rows-spanned="1">
            <text:p>Amount</text:p>
          </table:table-cell>
          <table:covered-table-cell table:style-name="ce6"/>
          <table:table-cell table:style-name="ce6" table:number-columns-repeated="3"/>
          <table:table-cell table:number-columns-repeated="1009"/>
        </table:table-row>
        <table:table-row table:style-name="ro8"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" table:number-columns-spanned="2" table:number-rows-spanned="1">
            <text:p>9</text:p>
          </table:table-cell>
          <table:covered-table-cell table:style-name="ce7"/>
          <table:table-cell table:style-name="ce7" office:value-type="float" office:value="10" table:number-columns-spanned="2" table:number-rows-spanned="1">
            <text:p>10</text:p>
          </table:table-cell>
          <table:covered-table-cell table:style-name="ce7" office:value-type="float" office:value="12">
            <text:p>12</text:p>
          </table:covered-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number-columns-repeated="1009"/>
        </table:table-row>
        <table:table-row table:style-name="ro11">
          <table:table-cell table:style-name="ce8" table:number-columns-repeated="15"/>
          <table:table-cell table:number-columns-repeated="1009"/>
        </table:table-row>
        <table:table-row table:style-name="ro12">
          <table:table-cell table:style-name="ce9" office:value-type="string" table:number-columns-spanned="10" table:number-rows-spanned="2">
            <text:p>PLACE </text:p>
            <text:p><text:span text:style-name="T1">DATE</text:span></text:p>
          </table:table-cell>
          <table:covered-table-cell table:number-columns-repeated="9" table:style-name="ce12"/>
          <table:table-cell table:style-name="ce15" table:number-columns-spanned="5" table:number-rows-spanned="2"/>
          <table:covered-table-cell table:number-columns-repeated="3" table:style-name="ce17"/>
          <table:covered-table-cell table:style-name="ce19"/>
          <table:table-cell table:number-columns-repeated="1009"/>
        </table:table-row>
        <table:table-row table:style-name="ro13">
          <table:covered-table-cell table:style-name="ce10"/>
          <table:covered-table-cell table:number-columns-repeated="9" table:style-name="ce13"/>
          <table:covered-table-cell table:number-columns-repeated="4" table:style-name="ce16"/>
          <table:covered-table-cell table:style-name="ce20"/>
          <table:table-cell table:number-columns-repeated="1009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s" svg:font-family="'Times New Romance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5T16:32:01</meta:creation-date>
    <dc:date>2015-01-06T09:39:08</dc:date>
    <dc:creator>TrongNguyen </dc:creator>
    <meta:editing-duration>PT57M58S</meta:editing-duration>
    <meta:editing-cycles>8</meta:editing-cycles>
    <meta:generator>LibreOffice/3.5$Linux_x86 LibreOffice_project/350m1$Build-2</meta:generator>
    <meta:document-statistic meta:table-count="3" meta:cell-count="38" meta:object-count="0"/>
  </office:meta>
</office:document-meta>
</file>